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113.3pt"/>
    </style:style>
    <style:style style:name="co4" style:family="table-column">
      <style:table-column-properties fo:break-before="auto" style:column-width="74.21pt"/>
    </style:style>
    <style:style style:name="co5" style:family="table-column">
      <style:table-column-properties fo:break-before="auto" style:column-width="91.64pt"/>
    </style:style>
    <style:style style:name="co6" style:family="table-column">
      <style:table-column-properties fo:break-before="auto" style:column-width="78.46pt"/>
    </style:style>
    <style:style style:name="co7" style:family="table-column">
      <style:table-column-properties fo:break-before="auto" style:column-width="95.9pt"/>
    </style:style>
    <style:style style:name="co8" style:family="table-column">
      <style:table-column-properties fo:break-before="auto" style:column-width="29.7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25-tra-90k-5000res-2folds-1e-06ridge-50w2vdim-&lt;end&gt;-09-09_22:2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6689735258331" calcext:value-type="float">
            <text:p>0.1866897353</text:p>
          </table:table-cell>
          <table:table-cell office:value-type="float" office:value="0.00018773206099082" calcext:value-type="float">
            <text:p>0.0001877321</text:p>
          </table:table-cell>
          <table:table-cell office:value-type="float" office:value="0.0473517635282341" calcext:value-type="float">
            <text:p>0.0473517635</text:p>
          </table:table-cell>
          <table:table-cell office:value-type="float" office:value="0.00024141788847671" calcext:value-type="float">
            <text:p>0.0002414179</text:p>
          </table:table-cell>
          <table:table-cell office:value-type="float" office:value="0.249028440204911" calcext:value-type="float">
            <text:p>0.2490284402</text:p>
          </table:table-cell>
          <table:table-cell office:value-type="float" office:value="0.00119236883942767" calcext:value-type="float">
            <text:p>0.0011923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883833702293" calcext:value-type="float">
            <text:p>0.1883833702</text:p>
          </table:table-cell>
          <table:table-cell table:style-name="ce1" office:value-type="float" office:value="0.0000435792505953797" calcext:value-type="float">
            <text:p>4.36E-05</text:p>
          </table:table-cell>
          <table:table-cell office:value-type="float" office:value="0.0502167608785256" calcext:value-type="float">
            <text:p>0.0502167609</text:p>
          </table:table-cell>
          <table:table-cell office:value-type="float" office:value="0.00139293705470176" calcext:value-type="float">
            <text:p>0.0013929371</text:p>
          </table:table-cell>
          <table:table-cell office:value-type="float" office:value="0.266516516516516" calcext:value-type="float">
            <text:p>0.2665165165</text:p>
          </table:table-cell>
          <table:table-cell office:value-type="float" office:value="0.010731319554849" calcext:value-type="float">
            <text:p>0.0107313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87057337991816" calcext:value-type="float">
            <text:p>0.187057338</text:p>
          </table:table-cell>
          <table:table-cell office:value-type="float" office:value="0.000112518895679245" calcext:value-type="float">
            <text:p>0.0001125189</text:p>
          </table:table-cell>
          <table:table-cell office:value-type="float" office:value="0.0485297797797798" calcext:value-type="float">
            <text:p>0.0485297798</text:p>
          </table:table-cell>
          <table:table-cell office:value-type="float" office:value="0.000305820526408762" calcext:value-type="float">
            <text:p>0.0003058205</text:p>
          </table:table-cell>
          <table:table-cell office:value-type="float" office:value="0.257242536654301" calcext:value-type="float">
            <text:p>0.2572425367</text:p>
          </table:table-cell>
          <table:table-cell office:value-type="float" office:value="0.00287051757639994" calcext:value-type="float">
            <text:p>0.00287051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7392242152554" calcext:value-type="float">
            <text:p>0.1873922422</text:p>
          </table:table-cell>
          <table:table-cell office:value-type="float" office:value="0.000404036247097159" calcext:value-type="float">
            <text:p>0.0004040362</text:p>
          </table:table-cell>
          <table:table-cell office:value-type="float" office:value="0.0502561384914326" calcext:value-type="float">
            <text:p>0.0502561385</text:p>
          </table:table-cell>
          <table:table-cell office:value-type="float" office:value="0.00156332803391627" calcext:value-type="float">
            <text:p>0.001563328</text:p>
          </table:table-cell>
          <table:table-cell office:value-type="float" office:value="0.267753047164812" calcext:value-type="float">
            <text:p>0.2677530472</text:p>
          </table:table-cell>
          <table:table-cell office:value-type="float" office:value="0.00490196078431374" calcext:value-type="float">
            <text:p>0.00490196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87182816114997" calcext:value-type="float">
            <text:p>0.1871828161</text:p>
          </table:table-cell>
          <table:table-cell table:style-name="ce1" office:value-type="float" office:value="0.0000246822762812876" calcext:value-type="float">
            <text:p>2.47E-05</text:p>
          </table:table-cell>
          <table:table-cell office:value-type="float" office:value="0.0495477094741801" calcext:value-type="float">
            <text:p>0.0495477095</text:p>
          </table:table-cell>
          <table:table-cell office:value-type="float" office:value="0.000461122887593469" calcext:value-type="float">
            <text:p>0.0004611229</text:p>
          </table:table-cell>
          <table:table-cell office:value-type="float" office:value="0.264485073308603" calcext:value-type="float">
            <text:p>0.2644850733</text:p>
          </table:table-cell>
          <table:table-cell office:value-type="float" office:value="0.00763999293411058" calcext:value-type="float">
            <text:p>0.00763999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])" office:value-type="float" office:value="0.187341100349399" calcext:value-type="float">
            <text:p>0.1873411003</text:p>
          </table:table-cell>
          <table:table-cell/>
          <table:table-cell table:formula="of:=AVERAGE([.D2:.D6])" office:value-type="float" office:value="0.0491804304304304" calcext:value-type="float">
            <text:p>0.0491804304</text:p>
          </table:table-cell>
          <table:table-cell/>
          <table:table-cell table:formula="of:=AVERAGE([.F2:.F6])" office:value-type="float" office:value="0.261005122769829" calcext:value-type="float">
            <text:p>0.2610051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6])" office:value-type="float" office:value="0.000636159068724708" calcext:value-type="float">
            <text:p>0.0006361591</text:p>
          </table:table-cell>
          <table:table-cell/>
          <table:table-cell table:formula="of:=STDEV([.D2:.D6])" office:value-type="float" office:value="0.00123828423983674" calcext:value-type="float">
            <text:p>0.0012382842</text:p>
          </table:table-cell>
          <table:table-cell/>
          <table:table-cell table:formula="of:=STDEV([.F2:.F6])" office:value-type="float" office:value="0.00783610202781523" calcext:value-type="float">
            <text:p>0.00783610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1T21:57:08.029101276</dc:date>
    <dc:creator>Surender Kumar</dc:creator>
    <meta:editing-duration>PT2M22S</meta:editing-duration>
    <meta:editing-cycles>1</meta:editing-cycles>
    <meta:document-statistic meta:table-count="1" meta:cell-count="56" meta:object-count="0"/>
    <meta:generator>LibreOffice/5.1.4.2$Linux_X86_64 LibreOffice_project/10m0$Build-2</meta:generator>
  </office:meta>
</office:document-meta>
</file>